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fo:color="#c9211e" officeooo:rsid="00105641" officeooo:paragraph-rsid="00105641"/>
    </style:style>
    <style:style style:name="P8" style:family="paragraph" style:parent-style-name="Standard" style:list-style-name="L1">
      <style:text-properties officeooo:rsid="0009c20b" officeooo:paragraph-rsid="0009c20b"/>
    </style:style>
    <style:style style:name="P9" style:family="paragraph" style:parent-style-name="Standard" style:list-style-name="L1">
      <style:text-properties style:use-window-font-color="true" officeooo:rsid="0009c20b" officeooo:paragraph-rsid="0009c20b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P16" style:family="paragraph" style:parent-style-name="Standard" style:list-style-name="L2">
      <style:text-properties officeooo:rsid="00251859" officeooo:paragraph-rsid="002518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5630030" text:style-name="L1">
        <text:list-item>
          <text:p text:style-name="P4">Create git repo</text:p>
        </text:list-item>
        <text:list-item>
          <text:p text:style-name="P8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8">Redux</text:p>
            </text:list-item>
            <text:list-item>
              <text:p text:style-name="P8">Sass</text:p>
            </text:list-item>
            <text:list-item>
              <text:p text:style-name="P8">GraphQL</text:p>
            </text:list-item>
          </text:list>
        </text:list-item>
        <text:list-item>
          <text:p text:style-name="P8">Implement user profiles with authentication</text:p>
        </text:list-item>
        <text:list-item>
          <text:p text:style-name="P4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5">Complications</text:p>
            </text:list-item>
          </text:list>
        </text:list-item>
        <text:list-item>
          <text:p text:style-name="P8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8">About</text:p>
            </text:list-item>
            <text:list-item>
              <text:p text:style-name="P9">Brand</text:p>
            </text:list-item>
            <text:list-item>
              <text:p text:style-name="P8">Product</text:p>
            </text:list-item>
            <text:list-item>
              <text:p text:style-name="P8">Contact</text:p>
            </text:list-item>
            <text:list-item>
              <text:p text:style-name="P8">Checkout</text:p>
            </text:list-item>
            <text:list-item>
              <text:p text:style-name="P4">Sign up</text:p>
            </text:list-item>
            <text:list-item>
              <text:p text:style-name="P4">Sign in</text:p>
            </text:list-item>
            <text:list-item>
              <text:p text:style-name="P7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001792259" text:style-name="L2"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  <text:list-item>
          <text:p text:style-name="P16">Add React hooks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8T11:38:28.158204067</dc:date>
    <meta:editing-duration>P1DT4H57M1S</meta:editing-duration>
    <meta:editing-cycles>31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69" meta:word-count="248" meta:character-count="1568" meta:non-whitespace-character-count="1452"/>
  </office:meta>
</office:document-meta>
</file>